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NewRoman" svg:font-family="TimesNewRoman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s" fo:country="AR"/>
    </style:style>
    <style:style style:name="P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 fo:language="es" fo:country="AR"/>
    </style:style>
    <style:style style:name="P3" style:parent-style-name="Normal" style:family="paragraph">
      <style:paragraph-properties style:text-autospace="none" fo:margin-bottom="0in" fo:line-height="100%"/>
      <style:text-properties style:font-name="TimesNewRoman" style:font-name-complex="TimesNewRoman" fo:font-size="12pt" style:font-size-asian="12pt" style:font-size-complex="12pt" fo:language="es" fo:country="AR"/>
    </style:style>
    <style:style style:name="P4" style:parent-style-name="Normal" style:family="paragraph">
      <style:paragraph-properties style:text-autospace="none" fo:margin-bottom="0in" fo:line-height="100%"/>
      <style:text-properties style:font-name="TimesNewRoman" style:font-name-complex="TimesNewRoman" fo:font-size="12pt" style:font-size-asian="12pt" style:font-size-complex="12pt" fo:language="es" fo:country="AR"/>
    </style:style>
    <style:style style:name="P5" style:parent-style-name="Normal" style:family="paragraph">
      <style:paragraph-properties style:text-autospace="none" fo:margin-bottom="0in" fo:line-height="100%"/>
      <style:text-properties style:font-name="TimesNewRoman" style:font-name-complex="TimesNew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s" fo:country="AR"/>
    </style:style>
    <style:style style:name="P6" style:parent-style-name="Normal" style:family="paragraph">
      <style:paragraph-properties style:text-autospace="none" fo:margin-bottom="0in" fo:line-height="100%"/>
      <style:text-properties style:font-name="TimesNewRoman" style:font-name-complex="TimesNewRoman" fo:font-size="12pt" style:font-size-asian="12pt" style:font-size-complex="12pt" fo:language="es" fo:country="AR"/>
    </style:style>
    <style:style style:name="P7" style:parent-style-name="Normal" style:family="paragraph">
      <style:paragraph-properties style:text-autospace="none" fo:margin-bottom="0in" fo:line-height="100%"/>
      <style:text-properties style:font-name="TimesNewRoman" style:font-name-complex="TimesNewRoman" fo:font-size="12pt" style:font-size-asian="12pt" style:font-size-complex="12pt" fo:language="es" fo:country="AR"/>
    </style:style>
    <style:style style:name="P8" style:parent-style-name="Normal" style:family="paragraph">
      <style:paragraph-properties style:text-autospace="none" fo:margin-bottom="0in" fo:line-height="100%"/>
      <style:text-properties style:font-name="TimesNewRoman" style:font-name-complex="TimesNewRoman" fo:font-size="12pt" style:font-size-asian="12pt" style:font-size-complex="12pt" fo:language="es" fo:country="AR"/>
    </style:style>
    <style:style style:name="P9" style:parent-style-name="Párrafodelista" style:list-style-name="LFO1" style:family="paragraph">
      <style:paragraph-properties style:text-autospace="none" fo:margin-bottom="0in" fo:line-height="100%"/>
      <style:text-properties style:font-name="TimesNewRoman" style:font-name-complex="TimesNewRoman" fo:font-size="12pt" style:font-size-asian="12pt" style:font-size-complex="12pt" fo:language="es" fo:country="AR"/>
    </style:style>
    <style:style style:name="P10" style:parent-style-name="Párrafodelista" style:list-style-name="LFO1" style:family="paragraph">
      <style:paragraph-properties style:text-autospace="none" fo:margin-bottom="0in" fo:line-height="100%"/>
      <style:text-properties style:font-name="TimesNewRoman" style:font-name-complex="TimesNewRoman" fo:font-size="12pt" style:font-size-asian="12pt" style:font-size-complex="12pt" fo:language="es" fo:country="AR"/>
    </style:style>
    <style:style style:name="P11" style:parent-style-name="Párrafodelista" style:list-style-name="LFO1" style:family="paragraph">
      <style:paragraph-properties style:text-autospace="none" fo:margin-bottom="0in" fo:line-height="100%"/>
      <style:text-properties style:font-name="TimesNewRoman" style:font-name-complex="TimesNewRoman" fo:font-size="12pt" style:font-size-asian="12pt" style:font-size-complex="12pt" fo:language="es" fo:country="AR"/>
    </style:style>
    <style:style style:name="P12" style:parent-style-name="Párrafodelista" style:list-style-name="LFO1" style:family="paragraph">
      <style:paragraph-properties style:text-autospace="none" fo:margin-bottom="0in" fo:line-height="100%"/>
      <style:text-properties style:font-name="TimesNewRoman" style:font-name-complex="TimesNewRoman" fo:font-size="12pt" style:font-size-asian="12pt" style:font-size-complex="12pt" fo:language="es" fo:country="AR"/>
    </style:style>
    <style:style style:name="P13" style:parent-style-name="Normal" style:family="paragraph">
      <style:paragraph-properties style:text-autospace="none" fo:margin-bottom="0in" fo:line-height="100%"/>
      <style:text-properties style:font-name="TimesNewRoman" style:font-name-complex="TimesNewRoman" fo:font-size="12pt" style:font-size-asian="12pt" style:font-size-complex="12pt" fo:language="es" fo:country="AR"/>
    </style:style>
    <style:style style:name="P14" style:parent-style-name="Normal" style:family="paragraph">
      <style:paragraph-properties style:text-autospace="none" fo:margin-bottom="0in" fo:line-height="100%"/>
      <style:text-properties style:font-name="TimesNewRoman" style:font-name-complex="TimesNew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s" fo:country="AR"/>
    </style:style>
    <style:style style:name="P15" style:parent-style-name="Normal" style:family="paragraph">
      <style:paragraph-properties style:text-autospace="none" fo:margin-bottom="0in" fo:line-height="100%"/>
      <style:text-properties style:font-name="TimesNewRoman" style:font-name-complex="TimesNewRoman" fo:font-size="12pt" style:font-size-asian="12pt" style:font-size-complex="12pt" fo:language="es" fo:country="AR"/>
    </style:style>
    <style:style style:name="P16" style:parent-style-name="Normal" style:family="paragraph">
      <style:paragraph-properties style:text-autospace="none" fo:margin-bottom="0in" fo:line-height="100%"/>
      <style:text-properties style:font-name="TimesNewRoman" style:font-name-complex="TimesNewRoman" fo:font-size="12pt" style:font-size-asian="12pt" style:font-size-complex="12pt" fo:language="es" fo:country="AR"/>
    </style:style>
    <style:style style:name="P17" style:parent-style-name="Normal" style:family="paragraph">
      <style:paragraph-properties style:text-autospace="none" fo:margin-bottom="0in" fo:line-height="100%"/>
      <style:text-properties style:font-name="TimesNewRoman" style:font-name-complex="TimesNewRoman" fo:font-size="12pt" style:font-size-asian="12pt" style:font-size-complex="12pt" fo:language="es" fo:country="AR"/>
    </style:style>
    <style:style style:name="T18" style:parent-style-name="Fuentedepárrafopredeter." style:family="text">
      <style:text-properties style:font-name="TimesNewRoman" style:font-name-complex="TimesNewRoman" fo:font-size="12pt" style:font-size-asian="12pt" style:font-size-complex="12pt" fo:language="es" fo:country="AR"/>
    </style:style>
  </office:automatic-styles>
  <office:body>
    <office:text text:use-soft-page-breaks="true">
      <text:p text:style-name="P1">OAA / Examenes<text:s/>por tema:</text:p>
      <text:p text:style-name="P2">Sort</text:p>
      <text:p text:style-name="P3">1. Muestre la evolución del armado de un montón de tamaño 7 a partir de 7 registros desordenados;<text:s/>luego, muestre la evolución de la selección de un registro y de su reemplazo por uno de clave menor<text:s/>(método de ordenamiento externo con selección y reemplazo).</text:p>
      <text:p text:style-name="P4"/>
      <text:p text:style-name="P5">Archivos / Indices</text:p>
      <text:p text:style-name="P6"/>
      <text:p text:style-name="P7">2. Dado un archivo de personas organizado directo con dispersión extensible por dni, proporcionar las</text:p>
      <text:p text:style-name="P8">definiciones conceptual y lógica así como la clasificación de índices para los siguientes objetivos:</text:p>
      <text:list text:style-name="LFO1" text:continue-numbering="true">
        <text:list-item>
          <text:p text:style-name="P9">Recuperar personas ordenadas por apellido, nombre y, por si hubiera más de una persona con el mismo nombre y apellido, fecha de nacimiento</text:p>
        </text:list-item>
        <text:list-item>
          <text:p text:style-name="P10">Recuperar personas ordenadas por fecha de nacimiento</text:p>
        </text:list-item>
        <text:list-item>
          <text:p text:style-name="P11">Recuperar personas solteras ordenadas por apellido, nombre</text:p>
        </text:list-item>
        <text:list-item>
          <text:p text:style-name="P12">Recuperar personas que tengan una obra social determinada</text:p>
        </text:list-item>
      </text:list>
      <text:p text:style-name="P13"/>
      <text:p text:style-name="P14">Directos</text:p>
      <text:p text:style-name="P15"/>
      <text:p text:style-name="P16">3. Dada una copia de resguardo con organización secuencial del archivo de personas del ejercicio previo</text:p>
      <text:p text:style-name="P17">con 37642 registros con longitud promedio de 247 bytes, especifique los cálculos necesarios para</text:p>
      <text:p text:style-name="Normal"><text:span text:style-name="T18">activar la copia con organización directa extensible y describa el procedimien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NewRoman" svg:font-family="TimesNewRoman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Valued Acer Customer</meta:initial-creator>
    <dc:creator>Valued Acer Customer</dc:creator>
    <meta:creation-date>2010-05-18T22:09:00Z</meta:creation-date>
    <dc:date>2010-05-31T04:37:00Z</dc:date>
    <meta:template xlink:href="Normal.dotm" xlink:type="simple"/>
    <meta:editing-cycles>1</meta:editing-cycles>
    <meta:editing-duration>PT618600S</meta:editing-duration>
    <meta:document-statistic meta:page-count="1" meta:paragraph-count="2" meta:word-count="166" meta:character-count="1113" meta:row-count="7" meta:non-whitespace-character-count="949"/>
  </office:meta>
</office:document-meta>
</file>